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ffffff" draw:fill-image-width="0cm" draw:fill-image-height="0cm" draw:textarea-horizontal-align="center" draw:textarea-vertical-align="middle"/>
    </style:style>
    <style:style style:name="gr2" style:family="graphic" style:parent-style-name="standard">
      <style:graphic-properties draw:stroke="none" draw:stroke-dash="Fine_20_Dashed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draw:stroke-dash="Fine_20_Dashed" draw:fill-color="#ffffff" draw:fill-image-width="0cm" draw:fill-image-height="0cm" draw:textarea-horizontal-align="center" draw:textarea-vertical-align="middle"/>
    </style:style>
    <style:style style:name="gr4" style:family="graphic" style:parent-style-name="standard">
      <style:graphic-properties draw:stroke="none" draw:stroke-dash="Fine_20_Dashed" svg:stroke-color="#000000" draw:fill="none" draw:fill-color="#ffffff" draw:fill-image-width="0cm" draw:fill-image-height="0cm" draw:textarea-horizontal-align="left" draw:auto-grow-height="true" draw:auto-grow-width="false" fo:min-height="0cm" fo:min-width="2.573cm"/>
    </style:style>
    <style:style style:name="gr5" style:family="graphic" style:parent-style-name="standard">
      <style:graphic-properties draw:stroke="solid" draw:stroke-dash="Fine_20_Dashed"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solid" draw:stroke-dash="Fine_20_Dashed" svg:stroke-color="#0000ff" draw:fill-color="#ffffff" draw:fill-image-width="0cm" draw:fill-image-height="0cm" draw:textarea-horizontal-align="center" draw:textarea-vertical-align="middle"/>
    </style:style>
    <style:style style:name="gr7" style:family="graphic" style:parent-style-name="standard">
      <style:graphic-properties draw:stroke="none" draw:stroke-dash="Fine_20_Dashed" svg:stroke-color="#0000ff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draw:stroke-dash="Fine_20_Dashed" svg:stroke-color="#0000ff"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solid" draw:stroke-dash="Fine_20_Dashed" draw:marker-end="Arrow" draw:fill-color="#ffffff" draw:fill-image-width="0cm" draw:fill-image-height="0cm" draw:textarea-horizontal-align="center" draw:textarea-vertical-align="middle"/>
    </style:style>
    <style:style style:name="gr10" style:family="graphic" style:parent-style-name="standard">
      <style:graphic-properties draw:stroke="solid" draw:stroke-dash="Fine_20_Dashed" svg:stroke-color="#0000ff" draw:marker-end="Arrow" draw:fill-color="#ffffff" draw:fill-image-width="0cm" draw:fill-image-height="0cm" draw:textarea-horizontal-align="center" draw:textarea-vertical-align="middle"/>
    </style:style>
    <style:style style:name="gr11" style:family="graphic" style:parent-style-name="standard">
      <style:graphic-properties draw:stroke="solid" draw:stroke-dash="Fine_20_Dashed" svg:stroke-color="#ff0000" draw:marker-start="Arrow" draw:marker-start-width="0.35cm" draw:marker-end="" draw:marker-end-width="0.35cm" draw:fill-color="#ffffff" draw:fill-image-width="0cm" draw:fill-image-height="0cm" draw:textarea-horizontal-align="center" draw:textarea-vertical-align="middle"/>
    </style:style>
    <style:style style:name="gr12" style:family="graphic" style:parent-style-name="standard">
      <style:graphic-properties draw:stroke="solid" draw:stroke-dash="Fine_20_Dashed" svg:stroke-color="#ff0000" draw:marker-start="Arrow" draw:marker-start-width="0.35cm" draw:marker-end-width="0.35cm" draw:fill-color="#ffffff" draw:fill-image-width="0cm" draw:fill-image-height="0cm" draw:textarea-horizontal-align="center" draw:textarea-vertical-align="middle"/>
    </style:style>
    <style:style style:name="gr13" style:family="graphic" style:parent-style-name="standard">
      <style:graphic-properties draw:stroke="solid" draw:stroke-dash="Fine_20_Dashe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solid" draw:stroke-dash="Fine_20_Dashed"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solid" draw:stroke-dash="Fine_20_Dashed" svg:stroke-color="#0000ff" draw:fill-color="#0000ff" draw:fill-image-width="0cm" draw:fill-image-height="0cm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solid" draw:stroke-dash="Fine_20_Dashed" svg:stroke-color="#0000ff" draw:fill-color="#0000ff" draw:fill-image-width="0cm" draw:fill-image-height="0cm" draw:textarea-horizontal-align="center" draw:textarea-vertical-align="middle"/>
    </style:style>
    <style:style style:name="gr17" style:family="graphic" style:parent-style-name="standard">
      <style:graphic-properties draw:stroke="solid" draw:stroke-dash="Fine_20_Dashed" svg:stroke-color="#0000ff"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dash" draw:stroke-dash="Ultrafine_20_Dashed" svg:stroke-width="0.1cm" svg:stroke-color="#00ae00" draw:marker-end="Arrow" draw:marker-end-width="0.3cm" draw:fill-color="#ffffff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draw:stroke-dash="Ultrafine_20_Dashed" svg:stroke-width="0.1cm" svg:stroke-color="#00ae00" draw:fill="none" draw:fill-color="#ffffff" draw:fill-image-width="0cm" draw:fill-image-height="0cm" fo:min-height="0.413cm" fo:padding-top="0.175cm" fo:padding-bottom="0.175cm" fo:padding-left="0.3cm" fo:padding-right="0.3cm"/>
    </style:style>
    <style:style style:name="gr20" style:family="graphic" style:parent-style-name="objectwithoutfill">
      <style:graphic-properties draw:stroke="solid" draw:stroke-dash="Ultrafine_20_Dashed" svg:stroke-width="0.1cm" svg:stroke-color="#000000" draw:fill="none" draw:fill-color="#ffffff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draw:stroke="solid" draw:stroke-dash="Ultrafine_20_Dashed" svg:stroke-width="0.1cm" svg:stroke-color="#0000ff" draw:fill="none" draw:fill-color="#ffffff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0pt" style:text-underline-style="solid" style:text-underline-width="auto" style:text-underline-color="font-color" fo:font-weight="bold" style:font-size-asian="18pt" style:font-size-complex="18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font-size="10pt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fo:color="#0000ff" fo:font-size="10pt" style:font-size-asian="18pt" style:font-size-complex="18pt"/>
    </style:style>
    <style:style style:name="P9" style:family="paragraph">
      <style:text-properties fo:color="#0000ff" fo:font-size="10pt" style:font-size-asian="18pt" style:font-size-complex="18pt"/>
    </style:style>
    <style:style style:name="P10" style:family="paragraph">
      <style:paragraph-properties fo:margin-left="0cm" fo:margin-right="0cm" fo:text-align="center" fo:text-indent="0cm"/>
      <style:text-properties fo:color="#ff0000" fo:font-size="10pt" style:font-size-asian="18pt" style:font-size-complex="18pt"/>
    </style:style>
    <style:style style:name="P11" style:family="paragraph">
      <style:paragraph-properties fo:margin-left="0cm" fo:margin-right="0cm" fo:text-align="center" fo:text-indent="0cm"/>
      <style:text-properties fo:color="#0000ff"/>
    </style:style>
    <style:style style:name="P12" style:family="paragraph">
      <style:paragraph-properties fo:text-align="center"/>
      <style:text-properties fo:color="#00ae00" fo:font-size="10pt" style:font-size-asian="18pt" style:font-size-complex="18pt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color="#0000ff" fo:font-size="10pt" style:font-size-asian="18pt" style:font-size-complex="18pt"/>
    </style:style>
    <style:style style:name="T4" style:family="text">
      <style:text-properties fo:color="#ff0000" fo:font-size="10pt" style:font-size-asian="18pt" style:font-size-complex="18pt"/>
    </style:style>
    <style:style style:name="T5" style:family="text">
      <style:text-properties fo:color="#00ae00"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0.038cm" svg:y1="0.895cm" svg:x2="10.038cm" svg:y2="14.747cm">
          <text:p text:style-name="P2"/>
        </draw:line>
        <draw:frame draw:style-name="gr2" draw:text-style-name="P3" draw:layer="layout" svg:width="4.066cm" svg:height="0.662cm" svg:x="3.385cm" svg:y="1.012cm">
          <draw:text-box>
            <text:p text:style-name="P2"><text:span text:style-name="T1">Input : user model</text:span></text:p>
          </draw:text-box>
        </draw:frame>
        <draw:frame draw:style-name="gr2" draw:text-style-name="P3" draw:layer="layout" svg:width="5.773cm" svg:height="0.662cm" svg:x="12.84cm" svg:y="0.973cm">
          <draw:text-box>
            <text:p text:style-name="P2"><text:span text:style-name="T1">Output : GOF State pattern</text:span></text:p>
          </draw:text-box>
        </draw:frame>
        <draw:g draw:id="id4">
          <draw:rect draw:style-name="gr3" draw:text-style-name="P4" draw:layer="layout" svg:width="3.152cm" svg:height="1.596cm" svg:x="3.929cm" svg:y="2.373cm">
            <text:p text:style-name="P2"/>
          </draw:rect>
          <draw:line draw:style-name="gr3" draw:text-style-name="P4" draw:layer="layout" svg:x1="3.968cm" svg:y1="3.269cm" svg:x2="7.081cm" svg:y2="3.269cm">
            <text:p text:style-name="P2"/>
          </draw:line>
          <draw:line draw:style-name="gr3" draw:text-style-name="P4" draw:layer="layout" svg:x1="3.968cm" svg:y1="3.58cm" svg:x2="7.042cm" svg:y2="3.58cm">
            <text:p text:style-name="P2"/>
          </draw:line>
          <draw:frame draw:style-name="gr2" draw:text-style-name="P6" draw:layer="layout" svg:width="1.645cm" svg:height="0.662cm" svg:x="4.551cm" svg:y="2.49cm">
            <draw:text-box>
              <text:p text:style-name="P5"><text:span text:style-name="T2">AClass</text:span></text:p>
            </draw:text-box>
          </draw:frame>
        </draw:g>
        <draw:g draw:id="id3">
          <draw:rect draw:style-name="gr3" draw:text-style-name="P4" draw:layer="layout" svg:width="3.152cm" svg:height="1.596cm" svg:x="12.49cm" svg:y="2.528cm">
            <text:p text:style-name="P2"/>
          </draw:rect>
          <draw:line draw:style-name="gr3" draw:text-style-name="P4" draw:layer="layout" svg:x1="12.529cm" svg:y1="3.424cm" svg:x2="15.642cm" svg:y2="3.424cm">
            <text:p text:style-name="P2"/>
          </draw:line>
          <draw:line draw:style-name="gr3" draw:text-style-name="P4" draw:layer="layout" svg:x1="12.529cm" svg:y1="3.735cm" svg:x2="15.603cm" svg:y2="3.735cm">
            <text:p text:style-name="P2"/>
          </draw:line>
          <draw:frame draw:style-name="gr2" draw:text-style-name="P6" draw:layer="layout" svg:width="2.966cm" svg:height="1.073cm" svg:x="12.567cm" svg:y="2.411cm">
            <draw:text-box>
              <text:p text:style-name="P5"><text:span text:style-name="T2">Aclass</text:span></text:p>
              <text:p text:style-name="P5"><text:span text:style-name="T2">&lt;&lt;context&gt;&gt;</text:span></text:p>
            </draw:text-box>
          </draw:frame>
        </draw:g>
        <draw:g draw:id="id7">
          <draw:rect draw:style-name="gr3" draw:text-style-name="P4" draw:layer="layout" svg:width="3.152cm" svg:height="1.596cm" svg:x="15.836cm" svg:y="4.825cm">
            <text:p text:style-name="P2"/>
          </draw:rect>
          <draw:line draw:style-name="gr3" draw:text-style-name="P4" draw:layer="layout" svg:x1="15.875cm" svg:y1="5.721cm" svg:x2="18.988cm" svg:y2="5.721cm">
            <text:p text:style-name="P2"/>
          </draw:line>
          <draw:line draw:style-name="gr3" draw:text-style-name="P4" draw:layer="layout" svg:x1="15.875cm" svg:y1="6.032cm" svg:x2="18.949cm" svg:y2="6.032cm">
            <text:p text:style-name="P2"/>
          </draw:line>
          <draw:frame draw:style-name="gr4" draw:text-style-name="P7" draw:layer="layout" svg:width="3.073cm" svg:height="0.662cm" svg:x="15.875cm" svg:y="4.942cm">
            <draw:text-box>
              <text:p text:style-name="P5"><text:span text:style-name="T2">AbstractState</text:span></text:p>
            </draw:text-box>
          </draw:frame>
        </draw:g>
        <draw:g draw:id="id2">
          <draw:rect draw:style-name="gr3" draw:text-style-name="P4" draw:layer="layout" svg:width="3.152cm" svg:height="1.596cm" svg:x="13.85cm" svg:y="7.86cm">
            <text:p text:style-name="P2"/>
          </draw:rect>
          <draw:line draw:style-name="gr3" draw:text-style-name="P4" draw:layer="layout" svg:x1="13.889cm" svg:y1="8.756cm" svg:x2="17.002cm" svg:y2="8.756cm">
            <text:p text:style-name="P2"/>
          </draw:line>
          <draw:line draw:style-name="gr3" draw:text-style-name="P4" draw:layer="layout" svg:x1="13.889cm" svg:y1="9.067cm" svg:x2="16.963cm" svg:y2="9.067cm">
            <text:p text:style-name="P2"/>
          </draw:line>
          <draw:frame draw:style-name="gr2" draw:text-style-name="P6" draw:layer="layout" svg:width="2.966cm" svg:height="1.073cm" svg:x="13.966cm" svg:y="7.744cm">
            <draw:text-box>
              <text:p text:style-name="P5"><text:span text:style-name="T2">ConcreteState</text:span></text:p>
              <text:p text:style-name="P5"><text:span text:style-name="T3">&lt;&lt;context&gt;&gt;</text:span></text:p>
            </draw:text-box>
          </draw:frame>
        </draw:g>
        <draw:g>
          <draw:custom-shape draw:style-name="gr5" draw:text-style-name="P4" draw:layer="layout" svg:width="0.467cm" svg:height="0.389cm" svg:x="17.042cm" svg:y="6.42cm">
            <text:p text:style-name="P2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4" draw:layer="layout" svg:x1="17.275cm" svg:y1="6.809cm" svg:x2="17.275cm" svg:y2="7.237cm">
            <text:p text:style-name="P2"/>
          </draw:line>
          <draw:line draw:style-name="gr3" draw:text-style-name="P4" draw:layer="layout" svg:x1="15.758cm" svg:y1="7.276cm" svg:x2="18.754cm" svg:y2="7.276cm">
            <text:p text:style-name="P2"/>
          </draw:line>
          <draw:line draw:style-name="gr3" draw:text-style-name="P4" draw:layer="layout" svg:x1="15.758cm" svg:y1="7.276cm" svg:x2="15.758cm" svg:y2="7.821cm">
            <text:p text:style-name="P2"/>
          </draw:line>
        </draw:g>
        <draw:g draw:id="id10">
          <draw:rect draw:style-name="gr6" draw:text-style-name="P4" draw:layer="layout" svg:width="3.152cm" svg:height="1.596cm" svg:x="17.15cm" svg:y="10.039cm">
            <text:p text:style-name="P2"/>
          </draw:rect>
          <draw:line draw:style-name="gr6" draw:text-style-name="P4" draw:layer="layout" svg:x1="17.189cm" svg:y1="10.935cm" svg:x2="20.302cm" svg:y2="10.935cm">
            <text:p text:style-name="P2"/>
          </draw:line>
          <draw:line draw:style-name="gr6" draw:text-style-name="P4" draw:layer="layout" svg:x1="17.189cm" svg:y1="11.246cm" svg:x2="20.263cm" svg:y2="11.246cm">
            <text:p text:style-name="P2"/>
          </draw:line>
          <draw:frame draw:style-name="gr7" draw:text-style-name="P8" draw:layer="layout" svg:width="3.512cm" svg:height="0.662cm" svg:x="17.023cm" svg:y="10.156cm">
            <draw:text-box>
              <text:p text:style-name="P5"><text:span text:style-name="T3">AbstractSubState</text:span></text:p>
            </draw:text-box>
          </draw:frame>
        </draw:g>
        <draw:g draw:id="id1">
          <draw:rect draw:style-name="gr6" draw:text-style-name="P4" draw:layer="layout" svg:width="3.152cm" svg:height="1.596cm" svg:x="15.515cm" svg:y="13.074cm">
            <text:p text:style-name="P2"/>
          </draw:rect>
          <draw:line draw:style-name="gr6" draw:text-style-name="P4" draw:layer="layout" svg:x1="15.554cm" svg:y1="13.97cm" svg:x2="18.667cm" svg:y2="13.97cm">
            <text:p text:style-name="P2"/>
          </draw:line>
          <draw:line draw:style-name="gr6" draw:text-style-name="P4" draw:layer="layout" svg:x1="15.554cm" svg:y1="14.281cm" svg:x2="18.628cm" svg:y2="14.281cm">
            <text:p text:style-name="P2"/>
          </draw:line>
          <draw:frame draw:style-name="gr7" draw:text-style-name="P8" draw:layer="layout" svg:width="3.622cm" svg:height="0.662cm" svg:x="15.281cm" svg:y="13.191cm">
            <draw:text-box>
              <text:p text:style-name="P5"><text:span text:style-name="T3">ConcreteSubState</text:span></text:p>
            </draw:text-box>
          </draw:frame>
        </draw:g>
        <draw:g>
          <draw:custom-shape draw:style-name="gr8" draw:text-style-name="P4" draw:layer="layout" svg:width="0.43cm" svg:height="0.389cm" svg:x="18.494cm" svg:y="11.634cm">
            <text:p text:style-name="P2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4" draw:layer="layout" svg:x1="18.708cm" svg:y1="12.023cm" svg:x2="18.708cm" svg:y2="12.451cm">
            <text:p text:style-name="P2"/>
          </draw:line>
          <draw:line draw:style-name="gr6" draw:text-style-name="P4" draw:layer="layout" svg:x1="17.314cm" svg:y1="12.49cm" svg:x2="20.068cm" svg:y2="12.49cm">
            <text:p text:style-name="P2"/>
          </draw:line>
          <draw:line draw:style-name="gr6" draw:text-style-name="P4" draw:layer="layout" svg:x1="17.314cm" svg:y1="12.49cm" svg:x2="17.314cm" svg:y2="13.035cm">
            <text:p text:style-name="P2"/>
          </draw:line>
        </draw:g>
        <draw:g>
          <draw:custom-shape draw:style-name="gr5" draw:text-style-name="P4" draw:layer="layout" svg:width="0.467cm" svg:height="0.467cm" svg:x="15.68cm" svg:y="3.152cm">
            <text:p text:style-name="P2"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4" draw:layer="layout" svg:x1="16.186cm" svg:y1="3.385cm" svg:x2="17.314cm" svg:y2="3.385cm">
            <text:p text:style-name="P2"/>
          </draw:line>
          <draw:line draw:style-name="gr9" draw:text-style-name="P4" draw:layer="layout" svg:x1="17.314cm" svg:y1="3.385cm" svg:x2="17.314cm" svg:y2="4.825cm">
            <text:p text:style-name="P2"/>
          </draw:line>
          <draw:frame draw:style-name="gr2" draw:text-style-name="P6" draw:layer="layout" svg:width="1.374cm" svg:height="0.662cm" svg:x="16.536cm" svg:y="2.763cm">
            <draw:text-box>
              <text:p text:style-name="P2"><text:span text:style-name="T2">state</text:span></text:p>
            </draw:text-box>
          </draw:frame>
        </draw:g>
        <draw:g>
          <draw:custom-shape draw:style-name="gr8" draw:text-style-name="P4" draw:layer="layout" svg:width="0.467cm" svg:height="0.467cm" svg:x="16.994cm" svg:y="8.366cm">
            <text:p text:style-name="P2"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7.5cm" svg:y1="8.599cm" svg:x2="18.628cm" svg:y2="8.599cm">
            <text:p text:style-name="P2"/>
          </draw:line>
          <draw:line draw:style-name="gr10" draw:text-style-name="P4" draw:layer="layout" svg:x1="18.628cm" svg:y1="8.599cm" svg:x2="18.628cm" svg:y2="10.039cm">
            <text:p text:style-name="P2"/>
          </draw:line>
          <draw:frame draw:style-name="gr2" draw:text-style-name="P9" draw:layer="layout" svg:width="1.374cm" svg:height="0.662cm" svg:x="17.82cm" svg:y="7.938cm">
            <draw:text-box>
              <text:p text:style-name="P2"><text:span text:style-name="T3">state</text:span></text:p>
            </draw:text-box>
          </draw:frame>
        </draw:g>
        <draw:connector draw:style-name="gr11" draw:text-style-name="P7" draw:layer="layout" draw:type="curve" draw:line-skew="0.602cm" svg:x1="17.092cm" svg:y1="13.074cm" svg:x2="15.426cm" svg:y2="9.456cm" draw:start-shape="id1" draw:start-glue-point="0" draw:end-shape="id2" draw:end-glue-point="2">
          <text:p text:style-name="P5"><text:span text:style-name="T4">ConcreteState <text:s text:c="8"/></text:span></text:p>
        </draw:connector>
        <draw:connector draw:style-name="gr12" draw:text-style-name="P10" draw:layer="layout" draw:type="curve" draw:line-skew="0.525cm" svg:x1="15.426cm" svg:y1="7.744cm" svg:x2="14.066cm" svg:y2="4.124cm" draw:start-shape="id2" draw:end-shape="id3" draw:end-glue-point="2">
          <text:p text:style-name="P5"><text:span text:style-name="T4">ConcreteState <text:s text:c="4"/></text:span></text:p>
        </draw:connector>
        <draw:g>
          <draw:custom-shape draw:style-name="gr13" draw:text-style-name="P4" draw:layer="layout" svg:width="0.622cm" svg:height="0.622cm" svg:x="5.213cm" svg:y="3.969cm">
            <text:p text:style-name="P2"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4" draw:layer="layout" svg:x1="5.524cm" svg:y1="4.591cm" svg:x2="5.524cm" svg:y2="4.941cm">
            <text:p text:style-name="P2"/>
          </draw:line>
        </draw:g>
        <draw:custom-shape draw:style-name="gr14" draw:text-style-name="P4" draw:id="id5" draw:layer="layout" svg:width="4.28cm" svg:height="0.739cm" svg:x="3.384cm" svg:y="4.98cm">
          <text:p text:style-name="P5"><text:span text:style-name="T2">State Machin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draw:custom-shape draw:style-name="gr13" draw:text-style-name="P4" draw:layer="layout" svg:width="0.622cm" svg:height="0.622cm" svg:x="5.174cm" svg:y="5.72cm">
            <text:p text:style-name="P2"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4" draw:layer="layout" svg:x1="5.485cm" svg:y1="6.342cm" svg:x2="5.485cm" svg:y2="6.692cm">
            <text:p text:style-name="P2"/>
          </draw:line>
        </draw:g>
        <draw:custom-shape draw:style-name="gr14" draw:text-style-name="P4" draw:id="id6" draw:layer="layout" svg:width="3.191cm" svg:height="0.817cm" svg:x="3.929cm" svg:y="6.731cm">
          <text:p text:style-name="P5"><text:span text:style-name="T2">Regio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13" draw:text-style-name="P4" draw:layer="layout" svg:width="0.622cm" svg:height="0.622cm" svg:x="5.135cm" svg:y="7.548cm">
            <text:p text:style-name="P2"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4" draw:layer="layout" svg:x1="5.446cm" svg:y1="8.17cm" svg:x2="5.446cm" svg:y2="8.52cm">
            <text:p text:style-name="P2"/>
          </draw:line>
        </draw:g>
        <draw:custom-shape draw:style-name="gr14" draw:text-style-name="P4" draw:id="id8" draw:layer="layout" svg:width="1.751cm" svg:height="1.012cm" svg:x="4.629cm" svg:y="8.521cm">
          <text:p text:style-name="P5"><text:span text:style-name="T2">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4" draw:layer="layout" svg:width="0.622cm" svg:height="0.622cm" svg:x="5.175cm" svg:y="9.535cm">
            <text:p text:style-name="P2"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6" draw:text-style-name="P4" draw:layer="layout" svg:x1="5.486cm" svg:y1="10.157cm" svg:x2="5.486cm" svg:y2="10.507cm">
            <text:p text:style-name="P2"/>
          </draw:line>
        </draw:g>
        <draw:custom-shape draw:style-name="gr17" draw:text-style-name="P8" draw:id="id9" draw:layer="layout" svg:width="3.191cm" svg:height="0.817cm" svg:x="3.93cm" svg:y="10.546cm">
          <text:p text:style-name="P11"><text:span text:style-name="T3">SubRegio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15" draw:text-style-name="P4" draw:layer="layout" svg:width="0.622cm" svg:height="0.622cm" svg:x="5.136cm" svg:y="11.363cm">
            <text:p text:style-name="P2"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6" draw:text-style-name="P4" draw:layer="layout" svg:x1="5.447cm" svg:y1="11.985cm" svg:x2="5.447cm" svg:y2="12.335cm">
            <text:p text:style-name="P2"/>
          </draw:line>
        </draw:g>
        <draw:custom-shape draw:style-name="gr17" draw:text-style-name="P8" draw:id="id11" draw:layer="layout" svg:width="1.751cm" svg:height="1.012cm" svg:x="4.63cm" svg:y="12.336cm">
          <text:p text:style-name="P11"><text:span text:style-name="T3">Sub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draw:type="curve" svg:x1="7.081cm" svg:y1="3.171cm" svg:x2="12.49cm" svg:y2="3.267cm" draw:start-shape="id4" draw:start-glue-point="1" draw:end-shape="id3" draw:end-glue-point="3">
          <text:p text:style-name="P2"/>
        </draw:connector>
        <draw:connector draw:style-name="gr18" draw:text-style-name="P4" draw:layer="layout" draw:type="curve" svg:x1="7.664cm" svg:y1="5.349cm" svg:x2="12.49cm" svg:y2="3.267cm" draw:start-shape="id5" draw:start-glue-point="7" draw:end-shape="id3" draw:end-glue-point="3">
          <text:p text:style-name="P2"/>
        </draw:connector>
        <draw:connector draw:style-name="gr18" draw:text-style-name="P12" draw:layer="layout" draw:type="curve" draw:line-skew="-0.214cm" svg:x1="7.12cm" svg:y1="7.139cm" svg:x2="15.836cm" svg:y2="5.623cm" draw:start-shape="id6" draw:start-glue-point="10" draw:end-shape="id7" draw:end-glue-point="3">
          <text:p text:style-name="P2"/>
        </draw:connector>
        <draw:connector draw:style-name="gr18" draw:text-style-name="P4" draw:layer="layout" draw:type="curve" svg:x1="6.38cm" svg:y1="9.027cm" svg:x2="13.85cm" svg:y2="8.6cm" draw:start-shape="id8" draw:start-glue-point="1" draw:end-shape="id2" draw:end-glue-point="3">
          <text:p text:style-name="P2"/>
        </draw:connector>
        <draw:connector draw:style-name="gr18" draw:text-style-name="P4" draw:layer="layout" draw:type="curve" svg:x1="7.121cm" svg:y1="10.954cm" svg:x2="17.023cm" svg:y2="10.837cm" draw:start-shape="id9" draw:start-glue-point="10" draw:end-shape="id10" draw:end-glue-point="3">
          <text:p text:style-name="P2"/>
        </draw:connector>
        <draw:connector draw:style-name="gr18" draw:text-style-name="P4" draw:layer="layout" draw:type="curve" svg:x1="6.381cm" svg:y1="12.842cm" svg:x2="15.281cm" svg:y2="13.872cm" draw:start-shape="id11" draw:end-shape="id1" draw:end-glue-point="3">
          <text:p text:style-name="P2"/>
        </draw:connector>
        <draw:frame draw:style-name="gr19" draw:text-style-name="P7" draw:layer="layout" svg:width="1.855cm" svg:height="0.763cm" svg:x="8.139cm" svg:y="2.576cm">
          <draw:text-box>
            <text:p text:style-name="P5"><text:span text:style-name="T5">ioTable</text:span></text:p>
          </draw:text-box>
        </draw:frame>
        <draw:frame draw:style-name="gr19" draw:text-style-name="P7" draw:layer="layout" svg:width="1.855cm" svg:height="0.763cm" svg:x="7.555cm" svg:y="4.171cm">
          <draw:text-box>
            <text:p text:style-name="P5"><text:span text:style-name="T5">ioTable</text:span></text:p>
          </draw:text-box>
        </draw:frame>
        <draw:frame draw:style-name="gr19" draw:text-style-name="P7" draw:layer="layout" svg:width="1.855cm" svg:height="0.763cm" svg:x="8.255cm" svg:y="6.156cm">
          <draw:text-box>
            <text:p text:style-name="P5"><text:span text:style-name="T5">ioTable</text:span></text:p>
          </draw:text-box>
        </draw:frame>
        <draw:frame draw:style-name="gr19" draw:text-style-name="P7" draw:layer="layout" svg:width="1.855cm" svg:height="0.763cm" svg:x="8.022cm" svg:y="8.101cm">
          <draw:text-box>
            <text:p text:style-name="P5"><text:span text:style-name="T5">ioTable</text:span></text:p>
          </draw:text-box>
        </draw:frame>
        <draw:frame draw:style-name="gr19" draw:text-style-name="P7" draw:layer="layout" svg:width="1.855cm" svg:height="0.763cm" svg:x="8.099cm" svg:y="10.241cm">
          <draw:text-box>
            <text:p text:style-name="P5"><text:span text:style-name="T5">ioTable</text:span></text:p>
          </draw:text-box>
        </draw:frame>
        <draw:frame draw:style-name="gr19" draw:text-style-name="P7" draw:layer="layout" svg:width="1.855cm" svg:height="0.763cm" svg:x="7.827cm" svg:y="12.225cm">
          <draw:text-box>
            <text:p text:style-name="P5"><text:span text:style-name="T5">ioTable</text:span></text:p>
          </draw:text-box>
        </draw:frame>
        <draw:path draw:style-name="gr20" draw:text-style-name="P4" draw:layer="layout" svg:width="0.758cm" svg:height="6.653cm" svg:x="2.393cm" svg:y="2.218cm" svg:viewBox="0 0 759 6654" svg:d="m719 0c-449 116-690 586-700 1011-10 388-41 781 0 1168 42 392 35 774 78 1167 42 385 0 778 0 1167s22 779 0 1168c-23 419 207 906 661 972h-39">
          <text:p text:style-name="P5"><text:span text:style-name="T2">StateMachine <text:s text:c="10"/></text:span></text:p>
        </draw:path>
        <draw:path draw:style-name="gr21" draw:text-style-name="P4" draw:layer="layout" svg:width="0.828cm" svg:height="4.669cm" svg:x="2.401cm" svg:y="9.027cm" svg:viewBox="0 0 829 4670" svg:d="m711 0c-451 32-778 510-700 934 71 388 59 772 78 1167s114 780 39 1167c-79 405 6 831 233 1168l389 233h78">
          <text:p text:style-name="P5"><text:span text:style-name="T3">SubStateMachine</text:span><text:span text:style-name="T2"> <text:s text:c="7"/></text:span></text:p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Bitstream Vera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423cm" fo:margin-bottom="0.454cm" fo:margin-left="0.423cm" fo:margin-right="0.45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7-26T13:20:03</meta:creation-date>
    <dc:date>2006-07-26T14:40:26</dc:date>
    <dc:language>fr-FR</dc:language>
    <meta:editing-cycles>7</meta:editing-cycles>
    <meta:editing-duration>PT35M46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